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3000001078B52731464C832D3.png" manifest:media-type="image/png"/>
  <manifest:file-entry manifest:full-path="Pictures/100002010000021F0000020002109ED1FCEB02A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DejaVu Sans Mono', 'Bitstream Vera Sans Mono', monospace"/>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UsageExplaination" style:family="table">
      <style:table-properties style:width="17.013cm" fo:margin-left="0cm" table:align="left"/>
    </style:style>
    <style:style style:name="UsageExplaination.A" style:family="table-column">
      <style:table-column-properties style:column-width="4.814cm"/>
    </style:style>
    <style:style style:name="UsageExplaination.B" style:family="table-column">
      <style:table-column-properties style:column-width="12.199cm"/>
    </style:style>
    <style:style style:name="UsageExplaination.A1" style:family="table-cell">
      <style:table-cell-properties fo:padding="0.097cm" fo:border-left="0.05pt solid #000000" fo:border-right="none" fo:border-top="0.05pt solid #000000" fo:border-bottom="0.05pt solid #000000"/>
    </style:style>
    <style:style style:name="UsageExplaination.B1" style:family="table-cell">
      <style:table-cell-properties fo:padding="0.097cm" fo:border="0.05pt solid #000000"/>
    </style:style>
    <style:style style:name="UsageExplaination.A2" style:family="table-cell">
      <style:table-cell-properties fo:padding="0.097cm" fo:border-left="0.05pt solid #000000" fo:border-right="none" fo:border-top="none" fo:border-bottom="0.05pt solid #000000"/>
    </style:style>
    <style:style style:name="UsageExplaination.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Liberation Serif" fo:language="en" fo:country="GB" officeooo:rsid="001e88cc" officeooo:paragraph-rsid="001e88cc"/>
    </style:style>
    <style:style style:name="P2" style:family="paragraph" style:parent-style-name="Standard">
      <style:paragraph-properties fo:text-align="justify" style:justify-single-word="false"/>
      <style:text-properties style:font-name="Liberation Serif" fo:language="en" fo:country="GB" officeooo:rsid="001e88cc" officeooo:paragraph-rsid="001ff497"/>
    </style:style>
    <style:style style:name="P3" style:family="paragraph" style:parent-style-name="Text_20_body">
      <style:paragraph-properties fo:text-align="justify" style:justify-single-word="false"/>
      <style:text-properties style:font-name="Liberation Serif" officeooo:rsid="001ff497" officeooo:paragraph-rsid="001ff497"/>
    </style:style>
    <style:style style:name="P4" style:family="paragraph" style:parent-style-name="Text_20_body">
      <style:text-properties style:font-name="Liberation Serif" officeooo:rsid="00253c0e" officeooo:paragraph-rsid="00253c0e"/>
    </style:style>
    <style:style style:name="P5" style:family="paragraph" style:parent-style-name="Text_20_body">
      <style:text-properties style:font-name="Liberation Serif" officeooo:rsid="00283303" officeooo:paragraph-rsid="00283303"/>
    </style:style>
    <style:style style:name="P6" style:family="paragraph" style:parent-style-name="Text_20_body">
      <style:text-properties officeooo:rsid="002c1b97" officeooo:paragraph-rsid="002c1b97"/>
    </style:style>
    <style:style style:name="P7" style:family="paragraph" style:parent-style-name="Title">
      <style:paragraph-properties fo:text-align="center" style:justify-single-word="false"/>
      <style:text-properties style:font-name="Liberation Serif" officeooo:paragraph-rsid="001ff497"/>
    </style:style>
    <style:style style:name="P8" style:family="paragraph" style:parent-style-name="Table_20_Heading">
      <style:paragraph-properties fo:text-align="justify" style:justify-single-word="false"/>
      <style:text-properties style:font-name="Liberation Serif" officeooo:rsid="001ff497" officeooo:paragraph-rsid="001ff497"/>
    </style:style>
    <style:style style:name="P9" style:family="paragraph" style:parent-style-name="Table_20_Contents">
      <style:paragraph-properties fo:text-align="justify" style:justify-single-word="false"/>
      <style:text-properties style:font-name="Liberation Serif" officeooo:rsid="001ff497" officeooo:paragraph-rsid="001ff497"/>
    </style:style>
    <style:style style:name="P10" style:family="paragraph" style:parent-style-name="Table_20_Contents">
      <style:paragraph-properties fo:text-align="justify" style:justify-single-word="false"/>
      <style:text-properties style:font-name="Liberation Serif" officeooo:rsid="0026e7ed" officeooo:paragraph-rsid="0026e7ed"/>
    </style:style>
    <style:style style:name="P11" style:family="paragraph" style:parent-style-name="Standard" style:list-style-name="L1">
      <style:paragraph-properties fo:text-align="justify" style:justify-single-word="false"/>
      <style:text-properties style:font-name="Liberation Serif" fo:language="en" fo:country="GB" officeooo:rsid="001e88cc" officeooo:paragraph-rsid="001e88cc"/>
    </style:style>
    <style:style style:name="P12" style:family="paragraph" style:parent-style-name="Standard" style:list-style-name="L1">
      <style:paragraph-properties fo:text-align="justify" style:justify-single-word="false"/>
      <style:text-properties style:font-name="Liberation Serif" fo:language="en" fo:country="GB" officeooo:rsid="0026e7ed" officeooo:paragraph-rsid="0026e7ed"/>
    </style:style>
    <style:style style:name="P13" style:family="paragraph" style:parent-style-name="Text_20_body">
      <style:text-properties officeooo:rsid="0035d873" officeooo:paragraph-rsid="0035d873"/>
    </style:style>
    <style:style style:name="P14" style:family="paragraph" style:parent-style-name="Text_20_body">
      <style:text-properties officeooo:rsid="00367e9e" officeooo:paragraph-rsid="00367e9e"/>
    </style:style>
    <style:style style:name="P15" style:family="paragraph" style:parent-style-name="Text_20_body">
      <style:text-properties officeooo:paragraph-rsid="0037577c"/>
    </style:style>
    <style:style style:name="P16" style:family="paragraph" style:parent-style-name="Text_20_body">
      <style:text-properties officeooo:paragraph-rsid="00367e9e"/>
    </style:style>
    <style:style style:name="P17" style:family="paragraph" style:parent-style-name="Text_20_body">
      <style:text-properties officeooo:rsid="0037577c" officeooo:paragraph-rsid="0037577c"/>
    </style:style>
    <style:style style:name="P18" style:family="paragraph" style:parent-style-name="Text_20_body">
      <style:text-properties style:font-name="Liberation Serif" officeooo:rsid="003818fa" officeooo:paragraph-rsid="003818fa"/>
    </style:style>
    <style:style style:name="P19" style:family="paragraph" style:parent-style-name="Heading_20_1">
      <style:text-properties style:font-name="Liberation Serif"/>
    </style:style>
    <style:style style:name="P20" style:family="paragraph" style:parent-style-name="Heading_20_1">
      <style:paragraph-properties fo:text-align="justify" style:justify-single-word="false"/>
      <style:text-properties style:font-name="Liberation Serif"/>
    </style:style>
    <style:style style:name="P21" style:family="paragraph" style:parent-style-name="Heading_20_2">
      <style:text-properties style:font-name="Liberation Serif"/>
    </style:style>
    <style:style style:name="P22" style:family="paragraph" style:parent-style-name="Heading_20_2">
      <style:paragraph-properties fo:text-align="justify" style:justify-single-word="false"/>
      <style:text-properties style:font-name="Liberation Serif"/>
    </style:style>
    <style:style style:name="P23" style:family="paragraph" style:parent-style-name="Heading_20_2">
      <style:text-properties style:font-name="Liberation Serif" officeooo:paragraph-rsid="002917ad"/>
    </style:style>
    <style:style style:name="P24" style:family="paragraph" style:parent-style-name="Heading_20_2">
      <style:text-properties officeooo:paragraph-rsid="0037577c"/>
    </style:style>
    <style:style style:name="P25" style:family="paragraph" style:parent-style-name="Preformatted_20_Text">
      <style:text-properties fo:font-variant="normal" fo:text-transform="none" fo:color="#000000" style:font-name="Consolas" fo:font-size="10.8999996185303pt" fo:font-style="normal" fo:font-weight="normal"/>
    </style:style>
    <style:style style:name="P26" style:family="paragraph" style:parent-style-name="Preformatted_20_Text">
      <style:paragraph-properties fo:margin-top="0cm" fo:margin-bottom="0.499cm" loext:contextual-spacing="false" style:line-height-at-least="0.443cm" fo:text-align="start" style:justify-single-word="false" fo:widows="1" fo:padding="0.049cm" fo:border="0.06pt solid #cccccc"/>
      <style:text-properties fo:font-variant="normal" fo:text-transform="none" fo:color="#000000"/>
    </style:style>
    <style:style style:name="P27" style:family="paragraph" style:parent-style-name="Preformatted_20_Text">
      <style:paragraph-properties fo:margin-top="0cm" fo:margin-bottom="0.499cm" loext:contextual-spacing="false" style:line-height-at-least="0.443cm" fo:text-align="start" style:justify-single-word="false" fo:widows="1" fo:padding="0.049cm" fo:border="0.06pt solid #cccccc"/>
      <style:text-properties officeooo:paragraph-rsid="0037577c"/>
    </style:style>
    <style:style style:name="P28" style:family="paragraph" style:parent-style-name="Preformatted_20_Text">
      <style:paragraph-properties style:line-height-at-least="0.443cm" fo:text-align="start" style:justify-single-word="false" fo:widows="1" fo:padding="0.049cm" fo:border="0.06pt solid #cccccc"/>
      <style:text-properties fo:font-variant="normal" fo:text-transform="none" fo:color="#008000" style:font-name="Consolas" fo:font-size="10.8999996185303pt" fo:font-style="italic" fo:font-weight="normal" officeooo:paragraph-rsid="0037577c"/>
    </style:style>
    <style:style style:name="P29" style:family="paragraph" style:parent-style-name="Preformatted_20_Text">
      <style:paragraph-properties style:line-height-at-least="0.443cm" fo:text-align="start" style:justify-single-word="false" fo:widows="1" fo:padding="0.049cm" fo:border="0.06pt solid #cccccc"/>
      <style:text-properties fo:font-variant="normal" fo:text-transform="none" fo:color="#000000" style:font-name="Consolas" fo:font-size="10.8999996185303pt" fo:font-style="normal" fo:font-weight="normal"/>
    </style:style>
    <style:style style:name="P30" style:family="paragraph" style:parent-style-name="Preformatted_20_Text">
      <style:paragraph-properties style:line-height-at-least="0.443cm" fo:text-align="start" style:justify-single-word="false" fo:widows="1" fo:padding="0.049cm" fo:border="0.06pt solid #cccccc"/>
      <style:text-properties fo:font-variant="normal" fo:text-transform="none" fo:color="#000000"/>
    </style:style>
    <style:style style:name="P31" style:family="paragraph" style:parent-style-name="Preformatted_20_Text">
      <style:paragraph-properties style:line-height-at-least="0.443cm" fo:text-align="start" style:justify-single-word="false" fo:widows="1" fo:padding="0.049cm" fo:border="0.06pt solid #cccccc"/>
    </style:style>
    <style:style style:name="T1" style:family="text">
      <style:text-properties officeooo:rsid="001ff497"/>
    </style:style>
    <style:style style:name="T2" style:family="text">
      <style:text-properties officeooo:rsid="0026e7ed"/>
    </style:style>
    <style:style style:name="T3" style:family="text">
      <style:text-properties style:font-name="Liberation Serif"/>
    </style:style>
    <style:style style:name="T4" style:family="text">
      <style:text-properties style:font-name="Liberation Serif" officeooo:rsid="002dfe0a"/>
    </style:style>
    <style:style style:name="T5" style:family="text">
      <style:text-properties officeooo:rsid="002917ad"/>
    </style:style>
    <style:style style:name="T6" style:family="text">
      <style:text-properties officeooo:rsid="002b7f24"/>
    </style:style>
    <style:style style:name="T7" style:family="text">
      <style:text-properties officeooo:rsid="003120e9"/>
    </style:style>
    <style:style style:name="T8" style:family="text">
      <style:text-properties fo:color="#0000ff" fo:font-weight="bold"/>
    </style:style>
    <style:style style:name="T9" style:family="text">
      <style:text-properties fo:color="#0000ff" style:font-name="Consolas" fo:font-size="10.8999996185303pt" fo:font-style="normal" fo:font-weight="bold"/>
    </style:style>
    <style:style style:name="T10" style:family="text">
      <style:text-properties fo:color="#0e84b5" fo:font-weight="bold"/>
    </style:style>
    <style:style style:name="T11" style:family="text">
      <style:text-properties fo:color="#06287e"/>
    </style:style>
    <style:style style:name="T12" style:family="text">
      <style:text-properties fo:color="#06287e" style:font-name="Consolas" fo:font-size="10.8999996185303pt" fo:font-style="normal" fo:font-weight="normal"/>
    </style:style>
    <style:style style:name="T13" style:family="text">
      <style:text-properties style:font-name="Consolas" fo:font-size="10.8999996185303pt" fo:font-style="normal" fo:font-weight="normal"/>
    </style:style>
    <style:style style:name="T14" style:family="text">
      <style:text-properties fo:color="#666666" style:font-name="Consolas" fo:font-size="10.8999996185303pt" fo:font-style="normal" fo:font-weight="normal"/>
    </style:style>
    <style:style style:name="T15" style:family="text">
      <style:text-properties fo:color="#007020" style:font-name="Consolas" fo:font-size="10.8999996185303pt" fo:font-style="normal" fo:font-weight="normal"/>
    </style:style>
    <style:style style:name="T16" style:family="text">
      <style:text-properties fo:color="#a31515" style:font-name="Consolas" fo:font-size="10.8999996185303pt" fo:font-style="normal" fo:font-weight="normal"/>
    </style:style>
    <style:style style:name="T17" style:family="text">
      <style:text-properties fo:color="#a31515" style:font-name="Consolas" fo:font-size="10.8999996185303pt" fo:font-style="normal" fo:font-weight="bold"/>
    </style:style>
    <style:style style:name="T18" style:family="text">
      <style:text-properties fo:color="#a31515" style:font-name="Consolas" fo:font-size="10.8999996185303pt" fo:font-style="italic" fo:font-weight="normal"/>
    </style:style>
    <style:style style:name="T19" style:family="text">
      <style:text-properties fo:color="#2b91af" fo:font-weight="bold"/>
    </style:style>
    <style:style style:name="T20" style:family="text">
      <style:text-properties fo:color="#008000" style:font-name="Consolas" fo:font-size="10.8999996185303pt" fo:font-style="italic" fo:font-weight="normal"/>
    </style:style>
    <style:style style:name="T21" style:family="text">
      <style:text-properties officeooo:rsid="00367e9e"/>
    </style:style>
    <style:style style:name="T22" style:family="text">
      <style:text-properties fo:color="#40a070" style:font-name="Consolas" fo:font-size="10.8999996185303pt" fo:font-style="normal" fo:font-weight="normal"/>
    </style:style>
    <style:style style:name="T23" style:family="text">
      <style:text-properties officeooo:rsid="0037577c"/>
    </style:style>
    <style:style style:name="T24" style:family="text">
      <style:text-properties fo:font-variant="normal" fo:text-transform="none" fo:color="#0000ff" style:font-name="Consolas" fo:font-size="10.8999996185303pt" fo:font-style="normal" fo:font-weight="bold"/>
    </style:style>
    <style:style style:name="T25" style:family="text">
      <style:text-properties fo:font-variant="normal" fo:text-transform="none" fo:color="#000000"/>
    </style:style>
    <style:style style:name="T26" style:family="text">
      <style:text-properties fo:font-variant="normal" fo:text-transform="none" fo:color="#000000" style:font-name="Consolas" fo:font-size="10.8999996185303pt" fo:font-style="normal" fo:font-weight="normal"/>
    </style:style>
    <style:style style:name="T27" style:family="text">
      <style:text-properties fo:font-variant="normal" fo:text-transform="none" fo:color="#000000" style:font-name="Consolas" fo:font-size="10.8999996185303pt" fo:font-style="normal" fo:font-weight="normal" officeooo:rsid="0037577c"/>
    </style:style>
    <style:style style:name="T28" style:family="text">
      <style:text-properties fo:font-variant="normal" fo:text-transform="none" fo:color="#007020" style:font-name="Consolas" fo:font-size="10.8999996185303pt" fo:font-style="normal" fo:font-weight="normal"/>
    </style:style>
    <style:style style:name="T29" style:family="text">
      <style:text-properties fo:font-variant="normal" fo:text-transform="none" fo:color="#666666" style:font-name="Consolas" fo:font-size="10.8999996185303pt"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ystem Maintanance</text:p>
      <text:h text:style-name="P20" text:outline-level="1">Environment</text:h>
      <text:h text:style-name="P22" text:outline-level="2">Software</text:h>
      <text:p text:style-name="P1">During the development of this system I used various software tools to create the system, the names and versions of these are listed below:</text:p>
      <text:list xml:id="list5067130946034790502" text:style-name="L1">
        <text:list-item>
          <text:p text:style-name="P11">Python 3.4</text:p>
        </text:list-item>
        <text:list-item>
          <text:p text:style-name="P11">Atom 1.4.1</text:p>
        </text:list-item>
        <text:list-item>
          <text:p text:style-name="P11">PyQt 4</text:p>
        </text:list-item>
        <text:list-item>
          <text:p text:style-name="P11">Sqlite 3</text:p>
        </text:list-item>
        <text:list-item>
          <text:p text:style-name="P11">DB Browser for SQLite</text:p>
        </text:list-item>
        <text:list-item>
          <text:p text:style-name="P11">git 2.5.0 <text:span text:style-name="T1">&amp; GitHub</text:span></text:p>
        </text:list-item>
        <text:list-item>
          <text:p text:style-name="P12">LibreOffice 5.0.5.2</text:p>
        </text:list-item>
      </text:list>
      <text:h text:style-name="P22" text:outline-level="2">Usage Explaination</text:h>
      <text:p text:style-name="P3">Below are the explainations for the software I have used, all of the software I have used is either open sourced and/or freely available at no cost for developer or client.</text:p>
      <table:table table:name="UsageExplaination" table:style-name="UsageExplaination">
        <table:table-column table:style-name="UsageExplaination.A"/>
        <table:table-column table:style-name="UsageExplaination.B"/>
        <table:table-header-rows>
          <table:table-row>
            <table:table-cell table:style-name="UsageExplaination.A1" office:value-type="string">
              <text:p text:style-name="P8">Software</text:p>
            </table:table-cell>
            <table:table-cell table:style-name="UsageExplaination.B1" office:value-type="string">
              <text:p text:style-name="P8">Usage</text:p>
            </table:table-cell>
          </table:table-row>
        </table:table-header-rows>
        <table:table-row>
          <table:table-cell table:style-name="UsageExplaination.A2" office:value-type="string">
            <text:p text:style-name="P9">Python 3.4</text:p>
          </table:table-cell>
          <table:table-cell table:style-name="UsageExplaination.B2" office:value-type="string">
            <text:p text:style-name="P9">Python is the underlying language that the software is written in. Version 3.4 is the latest stable version and contains the best balance of security, features and stability of all currently available versions.</text:p>
          </table:table-cell>
        </table:table-row>
        <table:table-row>
          <table:table-cell table:style-name="UsageExplaination.A2" office:value-type="string">
            <text:p text:style-name="P9">Atom 1.4.1</text:p>
          </table:table-cell>
          <table:table-cell table:style-name="UsageExplaination.B2" office:value-type="string">
            <text:p text:style-name="P9">Atom by GitHub is the text editor that I chose to use throughout the project because of it's customizeable syntax highlighting and the various extentions that it includes to make writing code easier.</text:p>
          </table:table-cell>
        </table:table-row>
        <table:table-row>
          <table:table-cell table:style-name="UsageExplaination.A2" office:value-type="string">
            <text:p text:style-name="P9">PyQt 4</text:p>
          </table:table-cell>
          <table:table-cell table:style-name="UsageExplaination.B2" office:value-type="string">
            <text:p text:style-name="P9">The software library for defining graphical user interfaces and converting python into an event driven language.</text:p>
          </table:table-cell>
        </table:table-row>
        <table:table-row>
          <table:table-cell table:style-name="UsageExplaination.A2" office:value-type="string">
            <text:p text:style-name="P9">Sqlite 3</text:p>
          </table:table-cell>
          <table:table-cell table:style-name="UsageExplaination.B2" office:value-type="string">
            <text:p text:style-name="P9">Support for this standard is included with the python language and is used for all the database interactions in this project.</text:p>
          </table:table-cell>
        </table:table-row>
        <table:table-row>
          <table:table-cell table:style-name="UsageExplaination.A2" office:value-type="string">
            <text:p text:style-name="P2">DB Browser for SQLite</text:p>
          </table:table-cell>
          <table:table-cell table:style-name="UsageExplaination.B2" office:value-type="string">
            <text:p text:style-name="P9">This is not required for the client's system but it is required for testing the validity of the data held in the database.</text:p>
          </table:table-cell>
        </table:table-row>
        <table:table-row>
          <table:table-cell table:style-name="UsageExplaination.A2" office:value-type="string">
            <text:p text:style-name="P9">Git 2.5.0 &amp; GitHub</text:p>
          </table:table-cell>
          <table:table-cell table:style-name="UsageExplaination.B2" office:value-type="string">
            <text:p text:style-name="P9">These are not strictly required by the user, I use them for version control and synchronisation of code and resources however they could be used as a way to distrobute updates.</text:p>
          </table:table-cell>
        </table:table-row>
        <table:table-row>
          <table:table-cell table:style-name="UsageExplaination.A2" office:value-type="string">
            <text:p text:style-name="P10">LibreOffice 5.0.5.2</text:p>
          </table:table-cell>
          <table:table-cell table:style-name="UsageExplaination.B2" office:value-type="string">
            <text:p text:style-name="P10">For the production of the documentation</text:p>
          </table:table-cell>
        </table:table-row>
      </table:table>
      <text:p text:style-name="P3"/>
      <text:h text:style-name="P19" text:outline-level="1"><text:soft-page-break/>System Overview</text:h>
      <text:h text:style-name="Heading_20_2" text:outline-level="2">Class Diagram<text:span text:style-name="T7">s</text:span></text:h>
      <text:h text:style-name="P24" text:outline-level="2"><draw:frame draw:style-name="fr1" draw:name="Image1" text:anchor-type="paragraph" svg:x="0.088cm" svg:y="0.439cm" svg:width="15.423cm" svg:height="14.411cm" draw:z-index="0"><draw:image xlink:href="Pictures/100002010000021F0000020002109ED1FCEB02AD.png" xlink:type="simple" xlink:show="embed" xlink:actuate="onLoad"/></draw:frame><text:span text:style-name="T23">System Navigation</text:span></text:h>
      <text:p text:style-name="P15"><draw:frame draw:style-name="fr2" draw:name="Image2" text:anchor-type="paragraph" svg:width="14.265cm" svg:height="7.768cm" draw:z-index="1"><draw:image xlink:href="Pictures/10000201000001E3000001078B52731464C832D3.png" xlink:type="simple" xlink:show="embed" xlink:actuate="onLoad"/></draw:frame></text:p>
      <text:h text:style-name="Heading_20_2" text:outline-level="2"><text:soft-page-break/>Code Structure</text:h>
      <text:p text:style-name="P13">The class shown below is the 'Database' class which is the derivative class for <text:span text:style-name="T21">all the database interactions from the file “DatabaseInit.py”.</text:span></text:p>
      <text:p text:style-name="P28">#This tidies all of the SQL queries into another namespace.</text:p>
      <text:p text:style-name="P29"><text:span text:style-name="T8">import</text:span> <text:span text:style-name="T10">SqlDictionary</text:span></text:p>
      <text:p text:style-name="P29"><text:span text:style-name="T8">import</text:span> <text:span text:style-name="T10">random</text:span></text:p>
      <text:p text:style-name="P29"><text:span text:style-name="T8">import</text:span> <text:span text:style-name="T10">hashlib</text:span></text:p>
      <text:p text:style-name="P29"><text:span text:style-name="T8">import</text:span> <text:span text:style-name="T10">sqlite3</text:span></text:p>
      <text:p text:style-name="P31"/>
      <text:p text:style-name="P29"><text:span text:style-name="T8">def</text:span> <text:span text:style-name="T11">gen_pw_hash</text:span>(password):</text:p>
      <text:p text:style-name="P30"><text:s text:c="4"/><text:span text:style-name="T13">phash </text:span><text:span text:style-name="T14">=</text:span><text:span text:style-name="T13"> hashlib</text:span><text:span text:style-name="T14">.</text:span><text:span text:style-name="T13">md5()</text:span></text:p>
      <text:p text:style-name="P30"><text:s text:c="4"/><text:span text:style-name="T13">phash</text:span><text:span text:style-name="T14">.</text:span><text:span text:style-name="T13">update(</text:span><text:span text:style-name="T15">bytes</text:span><text:span text:style-name="T13">(password, </text:span><text:span text:style-name="T16">"UTF-8"</text:span><text:span text:style-name="T13">))</text:span></text:p>
      <text:p text:style-name="P30"><text:s text:c="4"/><text:span text:style-name="T9">return</text:span><text:span text:style-name="T13"> phash</text:span><text:span text:style-name="T14">.</text:span><text:span text:style-name="T13">hexdigest()</text:span></text:p>
      <text:p text:style-name="P31"/>
      <text:p text:style-name="P29"><text:span text:style-name="T8">class</text:span> <text:span text:style-name="T19">Database</text:span>:</text:p>
      <text:p text:style-name="P30"><text:s text:c="4"/><text:span text:style-name="T18">"""This is the general database wrapper that I'll use throughout the system"""</text:span></text:p>
      <text:p text:style-name="P30"><text:s text:c="4"/><text:span text:style-name="T9">def</text:span><text:span text:style-name="T13"> </text:span><text:span text:style-name="T12">__init__</text:span><text:span text:style-name="T13">(</text:span><text:span text:style-name="T15">self</text:span><text:span text:style-name="T13">, child, database_name</text:span><text:span text:style-name="T14">=</text:span><text:span text:style-name="T16">"cmsdb.db"</text:span><text:span text:style-name="T13">):</text:span></text:p>
      <text:p text:style-name="P30"><text:s text:c="8"/><text:span text:style-name="T20">#print("[INFO] Created database object")</text:span></text:p>
      <text:p text:style-name="P31"/>
      <text:p text:style-name="P30"><text:s text:c="8"/><text:span text:style-name="T15">self</text:span><text:span text:style-name="T14">.</text:span><text:span text:style-name="T13">db_name </text:span><text:span text:style-name="T14">=</text:span><text:span text:style-name="T13"> database_name</text:span></text:p>
      <text:p text:style-name="P31"/>
      <text:p text:style-name="P30"><text:s text:c="4"/><text:span text:style-name="T9">def</text:span><text:span text:style-name="T13"> </text:span><text:span text:style-name="T12">_connect_and_execute</text:span><text:span text:style-name="T13">(</text:span><text:span text:style-name="T15">self</text:span><text:span text:style-name="T13">, sql</text:span><text:span text:style-name="T14">=</text:span><text:span text:style-name="T16">""</text:span><text:span text:style-name="T13">, database_name</text:span><text:span text:style-name="T14">=</text:span><text:span text:style-name="T9">None</text:span><text:span text:style-name="T13">):</text:span></text:p>
      <text:p text:style-name="P30"><text:s text:c="8"/><text:span text:style-name="T20">#print(sql)</text:span></text:p>
      <text:p text:style-name="P30"><text:s text:c="8"/><text:span text:style-name="T9">if</text:span><text:span text:style-name="T13"> database_name </text:span><text:span text:style-name="T14">==</text:span><text:span text:style-name="T13"> </text:span><text:span text:style-name="T9">None</text:span><text:span text:style-name="T13">:</text:span></text:p>
      <text:p text:style-name="P30"><text:s text:c="12"/><text:span text:style-name="T13">database_name </text:span><text:span text:style-name="T14">=</text:span><text:span text:style-name="T13"> </text:span><text:span text:style-name="T15">self</text:span><text:span text:style-name="T14">.</text:span><text:span text:style-name="T13">db_name</text:span></text:p>
      <text:p text:style-name="P31"/>
      <text:p text:style-name="P30"><text:s text:c="8"/><text:span text:style-name="T9">with</text:span><text:span text:style-name="T13"> sqlite3</text:span><text:span text:style-name="T14">.</text:span><text:span text:style-name="T13">connect(</text:span><text:span text:style-name="T15">self</text:span><text:span text:style-name="T14">.</text:span><text:span text:style-name="T13">db_name) </text:span><text:span text:style-name="T9">as</text:span><text:span text:style-name="T13"> dbcon:</text:span></text:p>
      <text:p text:style-name="P30"><text:s text:c="12"/><text:span text:style-name="T13">cursor </text:span><text:span text:style-name="T14">=</text:span><text:span text:style-name="T13"> dbcon</text:span><text:span text:style-name="T14">.</text:span><text:span text:style-name="T13">cursor()</text:span></text:p>
      <text:p text:style-name="P30"><text:s text:c="12"/><text:span text:style-name="T13">cursor</text:span><text:span text:style-name="T14">.</text:span><text:span text:style-name="T13">execute(sql)</text:span></text:p>
      <text:p text:style-name="P30"><text:s text:c="12"/><text:span text:style-name="T13">results </text:span><text:span text:style-name="T14">=</text:span><text:span text:style-name="T13"> cursor</text:span><text:span text:style-name="T14">.</text:span><text:span text:style-name="T13">fetchall()</text:span></text:p>
      <text:p text:style-name="P26"><text:s text:c="8"/><text:span text:style-name="T9">return</text:span><text:span text:style-name="T13"> results</text:span></text:p>
      <text:p text:style-name="P14">This code is structured as a class so <text:span text:style-name="T23">the more specific classes within the code can inherit it's properties. This prevents the duplication of code across the classes as well as reduces the risk of </text:span></text:p>
      <text:p text:style-name="P16"><text:span text:style-name="T21">Below is the code for the interaction with the table 'Users' within the database:</text:span></text:p>
      <text:p text:style-name="P25"><text:span text:style-name="T8">class</text:span> <text:span text:style-name="T19">UsersInfo</text:span>(Database):</text:p>
      <text:p text:style-name="P30"><text:s text:c="4"/><text:span text:style-name="T9">def</text:span><text:span text:style-name="T13"> </text:span><text:span text:style-name="T12">__init__</text:span><text:span text:style-name="T13">(</text:span><text:span text:style-name="T15">self</text:span><text:span text:style-name="T13">, uid </text:span><text:span text:style-name="T14">=</text:span><text:span text:style-name="T13"> </text:span><text:span text:style-name="T22">0</text:span><text:span text:style-name="T13">):</text:span></text:p>
      <text:p text:style-name="P30"><text:s text:c="8"/><text:span text:style-name="T15">super</text:span><text:span text:style-name="T13">()</text:span><text:span text:style-name="T14">.</text:span><text:span text:style-name="T13">__init__(</text:span><text:span text:style-name="T15">self</text:span><text:span text:style-name="T13">)</text:span></text:p>
      <text:p text:style-name="P30"><text:s text:c="8"/><text:span text:style-name="T15">self</text:span><text:span text:style-name="T14">.</text:span><text:span text:style-name="T13">create_table()</text:span></text:p>
      <text:p text:style-name="P31"/>
      <text:p text:style-name="P30"><text:s text:c="4"/><text:span text:style-name="T20"># NB: all input MUST be sanitized at this point.</text:span></text:p>
      <text:p text:style-name="P30"><text:s text:c="4"/><text:span text:style-name="T9">def</text:span><text:span text:style-name="T13"> </text:span><text:span text:style-name="T12">create_table</text:span><text:span text:style-name="T13">(</text:span><text:span text:style-name="T15">self</text:span><text:span text:style-name="T13">):</text:span></text:p>
      <text:p text:style-name="P30"><text:s text:c="8"/><text:span text:style-name="T15">self</text:span><text:span text:style-name="T14">.</text:span><text:span text:style-name="T13">_connect_and_execute(SqlDictionary</text:span><text:span text:style-name="T14">.</text:span><text:span text:style-name="T13">CREATE_USERS)</text:span></text:p>
      <text:p text:style-name="P30"><text:s text:c="8"/><text:span text:style-name="T15">self</text:span><text:span text:style-name="T14">.</text:span><text:span text:style-name="T13">_create_initial_admin_user()</text:span></text:p>
      <text:p text:style-name="P31"/>
      <text:p text:style-name="P30"><text:s text:c="4"/><text:span text:style-name="T9">def</text:span><text:span text:style-name="T13"> </text:span><text:span text:style-name="T12">_create_initial_admin_user</text:span><text:span text:style-name="T13">(</text:span><text:span text:style-name="T15">self</text:span><text:span text:style-name="T13">):</text:span></text:p>
      <text:p text:style-name="P30"><text:s text:c="8"/><text:span text:style-name="T20"># This is to create an initial administrative user in case something happens to the database</text:span></text:p>
      <text:p text:style-name="P30"><text:s text:c="8"/><text:span text:style-name="T13">pwd </text:span><text:span text:style-name="T14">=</text:span><text:span text:style-name="T13"> </text:span><text:span text:style-name="T16">""</text:span><text:span text:style-name="T14">.</text:span><text:span text:style-name="T13">join([</text:span><text:span text:style-name="T15">chr</text:span><text:span text:style-name="T13">(random</text:span><text:span text:style-name="T14">.</text:span><text:span text:style-name="T13">choice(</text:span><text:span text:style-name="T15">range</text:span><text:span text:style-name="T13">(</text:span><text:span text:style-name="T15">ord</text:span><text:span text:style-name="T13">(</text:span><text:span text:style-name="T16">'A'</text:span><text:span text:style-name="T13">), </text:span><text:span text:style-name="T15">ord</text:span><text:span text:style-name="T13">(</text:span><text:span text:style-name="T16">'z'</text:span><text:span text:style-name="T13">)))) </text:span><text:span text:style-name="T9">for</text:span><text:span text:style-name="T13"> c </text:span><text:span text:style-name="T9">in</text:span><text:span text:style-name="T13"> </text:span><text:span text:style-name="T15">range</text:span><text:span text:style-name="T13">(</text:span><text:span text:style-name="T22">10</text:span><text:span text:style-name="T13">)])</text:span></text:p>
      <text:p text:style-name="P31"/>
      <text:p text:style-name="P30"><text:soft-page-break/><text:s text:c="8"/><text:span text:style-name="T13">new_user_info </text:span><text:span text:style-name="T14">=</text:span><text:span text:style-name="T13"> {</text:span><text:span text:style-name="T16">"Name"</text:span><text:span text:style-name="T13">:</text:span><text:span text:style-name="T16">"ADMIN - TMP"</text:span><text:span text:style-name="T13">, </text:span><text:span text:style-name="T16">"Username"</text:span><text:span text:style-name="T13">:</text:span><text:span text:style-name="T16">"default_admin"</text:span><text:span text:style-name="T13">, </text:span><text:span text:style-name="T16">"Password"</text:span><text:span text:style-name="T13">: gen_pw_hash(pwd), </text:span><text:span text:style-name="T16">"Permissions"</text:span><text:span text:style-name="T13">: </text:span><text:span text:style-name="T22">29</text:span><text:span text:style-name="T13">}</text:span></text:p>
      <text:p text:style-name="P31"/>
      <text:p text:style-name="P30"><text:s text:c="8"/><text:span text:style-name="T9">if</text:span><text:span text:style-name="T13"> </text:span><text:span text:style-name="T15">len</text:span><text:span text:style-name="T13">(</text:span><text:span text:style-name="T15">self</text:span><text:span text:style-name="T14">.</text:span><text:span text:style-name="T13">get_all_users(</text:span><text:span text:style-name="T16">"WHERE(Username = 'default_admin')"</text:span><text:span text:style-name="T13">)) </text:span><text:span text:style-name="T14">==</text:span><text:span text:style-name="T13"> </text:span><text:span text:style-name="T22">0</text:span><text:span text:style-name="T13">:</text:span></text:p>
      <text:p text:style-name="P30"><text:s text:c="12"/><text:span text:style-name="T15">print</text:span><text:span text:style-name="T13">(</text:span><text:span text:style-name="T16">"[INFO] Empty users table detected, adding default user..."</text:span><text:span text:style-name="T13">)</text:span></text:p>
      <text:p text:style-name="P30"><text:s text:c="12"/><text:span text:style-name="T15">self</text:span><text:span text:style-name="T14">.</text:span><text:span text:style-name="T13">add_user(new_user_info)</text:span></text:p>
      <text:p text:style-name="P30"><text:s text:c="12"/><text:span text:style-name="T15">print</text:span><text:span text:style-name="T13">(</text:span><text:span text:style-name="T16">"[INFO] Default user added,</text:span><text:span text:style-name="T17">\n\t</text:span><text:span text:style-name="T16">Username: 'default_admin'</text:span><text:span text:style-name="T17">\n\t</text:span><text:span text:style-name="T16">Password: '</text:span><text:span text:style-name="T18">{0}</text:span><text:span text:style-name="T16">'"</text:span><text:span text:style-name="T14">.</text:span><text:span text:style-name="T13">format(pwd))</text:span></text:p>
      <text:p text:style-name="P31"/>
      <text:p text:style-name="P30"><text:s text:c="4"/><text:span text:style-name="T9">def</text:span><text:span text:style-name="T13"> </text:span><text:span text:style-name="T12">get_all_users</text:span><text:span text:style-name="T13">(</text:span><text:span text:style-name="T15">self</text:span><text:span text:style-name="T13">, condition </text:span><text:span text:style-name="T14">=</text:span><text:span text:style-name="T13"> </text:span><text:span text:style-name="T16">""</text:span><text:span text:style-name="T13">): </text:span><text:span text:style-name="T20"># Add a SQL condition? maybe? TODO: refactor this bit</text:span></text:p>
      <text:p text:style-name="P30"><text:s text:c="8"/><text:span text:style-name="T9">return</text:span><text:span text:style-name="T13"> </text:span><text:span text:style-name="T15">self</text:span><text:span text:style-name="T14">.</text:span><text:span text:style-name="T13">_connect_and_execute(SqlDictionary</text:span><text:span text:style-name="T14">.</text:span><text:span text:style-name="T13">GET_ALL_USERS</text:span><text:span text:style-name="T14">.</text:span><text:span text:style-name="T13">format(condition))</text:span></text:p>
      <text:p text:style-name="P31"/>
      <text:p text:style-name="P30"><text:s text:c="4"/><text:span text:style-name="T9">def</text:span><text:span text:style-name="T13"> </text:span><text:span text:style-name="T12">get_uid_by_username</text:span><text:span text:style-name="T13">(</text:span><text:span text:style-name="T15">self</text:span><text:span text:style-name="T13">, username</text:span><text:span text:style-name="T14">=</text:span><text:span text:style-name="T16">""</text:span><text:span text:style-name="T13">):</text:span></text:p>
      <text:p text:style-name="P30"><text:s text:c="8"/><text:span text:style-name="T9">return</text:span><text:span text:style-name="T13"> </text:span><text:span text:style-name="T15">self</text:span><text:span text:style-name="T14">.</text:span><text:span text:style-name="T13">_connect_and_execute((SqlDictionary</text:span><text:span text:style-name="T14">.</text:span><text:span text:style-name="T13">GET_USER_ID</text:span><text:span text:style-name="T14">.</text:span><text:span text:style-name="T13">format(username)))[</text:span><text:span text:style-name="T22">0</text:span><text:span text:style-name="T13">][</text:span><text:span text:style-name="T22">0</text:span><text:span text:style-name="T13">]</text:span></text:p>
      <text:p text:style-name="P31"/>
      <text:p text:style-name="P30"><text:s text:c="4"/><text:span text:style-name="T9">def</text:span><text:span text:style-name="T13"> </text:span><text:span text:style-name="T12">get_username_by_uid</text:span><text:span text:style-name="T13">(</text:span><text:span text:style-name="T15">self</text:span><text:span text:style-name="T13">, uid</text:span><text:span text:style-name="T14">=</text:span><text:span text:style-name="T9">None</text:span><text:span text:style-name="T13">):</text:span></text:p>
      <text:p text:style-name="P30"><text:s text:c="8"/><text:span text:style-name="T9">return</text:span><text:span text:style-name="T13"> </text:span><text:span text:style-name="T15">self</text:span><text:span text:style-name="T14">.</text:span><text:span text:style-name="T13">_connect_and_execute(SqlDictionary</text:span><text:span text:style-name="T14">.</text:span><text:span text:style-name="T13">GET_USERNAME_BY_UID</text:span><text:span text:style-name="T14">.</text:span><text:span text:style-name="T13">format(uid))[</text:span><text:span text:style-name="T22">0</text:span><text:span text:style-name="T13">][</text:span><text:span text:style-name="T22">0</text:span><text:span text:style-name="T13">]</text:span></text:p>
      <text:p text:style-name="P31"/>
      <text:p text:style-name="P30"><text:s text:c="4"/><text:span text:style-name="T9">def</text:span><text:span text:style-name="T13"> </text:span><text:span text:style-name="T12">add_user</text:span><text:span text:style-name="T13">(</text:span><text:span text:style-name="T15">self</text:span><text:span text:style-name="T13">, info):</text:span></text:p>
      <text:p text:style-name="P30"><text:s text:c="8"/><text:span text:style-name="T20">#info follows the format {"SQL value":Data value}</text:span></text:p>
      <text:p text:style-name="P30"><text:s text:c="8"/><text:span text:style-name="T13">values </text:span><text:span text:style-name="T14">=</text:span><text:span text:style-name="T13"> </text:span><text:span text:style-name="T16">"'</text:span><text:span text:style-name="T18">{0}</text:span><text:span text:style-name="T16">', '</text:span><text:span text:style-name="T18">{1}</text:span><text:span text:style-name="T16">', '</text:span><text:span text:style-name="T18">{2}</text:span><text:span text:style-name="T16">', </text:span><text:span text:style-name="T18">{3}</text:span><text:span text:style-name="T16">"</text:span><text:span text:style-name="T14">.</text:span><text:span text:style-name="T13">format(info[</text:span><text:span text:style-name="T16">"Name"</text:span><text:span text:style-name="T13">], info[</text:span><text:span text:style-name="T16">"Username"</text:span><text:span text:style-name="T13">], info[</text:span><text:span text:style-name="T16">"Password"</text:span><text:span text:style-name="T13">], info[</text:span><text:span text:style-name="T16">"Permissions"</text:span><text:span text:style-name="T13">])</text:span></text:p>
      <text:p text:style-name="P31"/>
      <text:p text:style-name="P30"><text:s text:c="8"/><text:span text:style-name="T9">return</text:span><text:span text:style-name="T13"> </text:span><text:span text:style-name="T15">self</text:span><text:span text:style-name="T14">.</text:span><text:span text:style-name="T13">_connect_and_execute(SqlDictionary</text:span><text:span text:style-name="T14">.</text:span><text:span text:style-name="T13">ADD_USER</text:span><text:span text:style-name="T14">.</text:span><text:span text:style-name="T13">format(values))</text:span></text:p>
      <text:p text:style-name="P31"/>
      <text:p text:style-name="P30"><text:s text:c="4"/><text:span text:style-name="T9">def</text:span><text:span text:style-name="T13"> </text:span><text:span text:style-name="T12">update_user_password</text:span><text:span text:style-name="T13">(</text:span><text:span text:style-name="T15">self</text:span><text:span text:style-name="T13">, password, uid):</text:span></text:p>
      <text:p text:style-name="P30"><text:s text:c="8"/><text:span text:style-name="T13">sql </text:span><text:span text:style-name="T14">=</text:span><text:span text:style-name="T13"> SqlDictionary</text:span><text:span text:style-name="T14">.</text:span><text:span text:style-name="T13">UPDATE_PASSWORD</text:span><text:span text:style-name="T14">.</text:span><text:span text:style-name="T13">format(</text:span><text:span text:style-name="T16">"'</text:span><text:span text:style-name="T18">{0}</text:span><text:span text:style-name="T16">'"</text:span><text:span text:style-name="T14">.</text:span><text:span text:style-name="T13">format(password), uid)</text:span></text:p>
      <text:p text:style-name="P27"><text:span text:style-name="T25"><text:s text:c="8"/></text:span><text:span text:style-name="T24">return</text:span><text:span text:style-name="T26"> </text:span><text:span text:style-name="T28">self</text:span><text:span text:style-name="T29">.</text:span><text:span text:style-name="T26">_connect_and_execute(sql</text:span><text:span text:style-name="T27">)</text:span></text:p>
      <text:p text:style-name="P27"><text:span text:style-name="T27"/></text:p>
      <text:p text:style-name="P17">I wrote this clde as a class so it could inherit propeties from a parent class, in this case, “Database”. </text:p>
      <text:h text:style-name="Heading_20_2" text:outline-level="2">System Structure</text:h>
      <text:h text:style-name="P21" text:outline-level="2">Log in</text:h>
      <text:p text:style-name="P4">This part of the system controls overall access to the system and prevents unauthorised users from accessing some or all of the system. When the user inputs a username and password combination, a hash is generated of the inputted password and the username is used to lookup the hash of the password stored in the database, the two hashes are compared. If the hashes match then the system <text:span text:style-name="T2">prepares the GUI based on the permissons associated with the user.</text:span></text:p>
      <text:h text:style-name="P21" text:outline-level="2">Graphical User Interface</text:h>
      <text:p text:style-name="P5">This part of the system provides the user with a graphical way of interacting with the software. It is designed to be easy and intuative for users to use without or with minimal training. Command buttons and the various input components and positioned around the interface in an appropriately <text:soft-page-break/>logical structure. The interface also includes various labels and hints to provide guidance to the user <text:span text:style-name="T6">and <text:s/>to assist in their operation of the system.</text:span></text:p>
      <text:h text:style-name="P23" text:outline-level="2">Meetings Overview</text:h>
      <text:p text:style-name="P6"><text:span text:style-name="T3">The meetings overview tab contains all the controls and output </text:span><text:span text:style-name="T4">regarding the meetings subsystem. </text:span></text:p>
      <text:h text:style-name="P21" text:outline-level="2"><text:tab/>add meetin<text:span text:style-name="T5">g</text:span></text:h>
      <text:h text:style-name="P21" text:outline-level="2"><text:tab/>respond</text:h>
      <text:h text:style-name="P21" text:outline-level="2">Tasks Overview</text:h>
      <text:h text:style-name="P21" text:outline-level="2"><text:tab/>new task</text:h>
      <text:h text:style-name="P21" text:outline-level="2">Resources Overview</text:h>
      <text:h text:style-name="P21" text:outline-level="2"><text:tab/>new resources</text:h>
      <text:h text:style-name="P21" text:outline-level="2">Admin Area</text:h>
      <text:h text:style-name="P21" text:outline-level="2"><text:tab/>change password</text:h>
      <text:p text:style-name="Text_20_body"><text:span text:style-name="T3"/></text:p>
      <text:p text:style-name="Text_20_body"><text:span text:style-name="T3"/></text:p>
      <text:p text:style-name="P18">Explaination of 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DejaVu Sans Mono', 'Bitstream Vera Sans Mono', monospace"/>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master-page-name="">
      <loext:graphic-properties draw:fill-image-width="0cm" draw:fill-image-height="0cm"/>
      <style:paragraph-properties fo:margin-left="2cm" fo:margin-right="1cm" fo:margin-top="1cm" fo:margin-bottom="1cm" loext:contextual-spacing="false" fo:text-indent="0cm" style:auto-text-indent="false" style:page-number="auto" fo:padding="0.049cm" fo:border="0.06pt solid #cccccc" style:shadow="none">
        <style:tab-stops/>
      </style:paragraph-properties>
      <style:text-properties fo:color="#1c1c1c" style:font-name="Liberation Mono" fo:font-family="'Liberation Mono'" style:font-style-name="Regular" style:font-family-generic="modern" style:font-pitch="fixed"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3:59:33.212900283</meta:creation-date>
    <dc:date>2016-03-08T14:34:48.020056480</dc:date>
    <meta:editing-duration>PT7H34M35S</meta:editing-duration>
    <meta:editing-cycles>13</meta:editing-cycles>
    <meta:generator>LibreOffice/5.0.5.2$Linux_X86_64 LibreOffice_project/00m0$Build-2</meta:generator>
    <meta:document-statistic meta:table-count="1" meta:image-count="2" meta:object-count="0" meta:page-count="5" meta:paragraph-count="105" meta:word-count="777" meta:character-count="6003" meta:non-whitespace-character-count="5009"/>
  </office:meta>
</office:document-meta>
</file>